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adornments="Bold" style:font-family-generic="roman"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size="20pt" fo:font-weight="bold" style:font-size-asian="20pt" style:font-weight-asian="bold" style:font-size-complex="20pt" style:font-weight-complex="bold"/>
    </style:style>
    <style:style style:name="P2" style:family="paragraph" style:parent-style-name="Standard">
      <style:text-properties fo:font-size="20pt" fo:font-weight="bold" officeooo:rsid="001665db" officeooo:paragraph-rsid="001665db" style:font-size-asian="20pt" style:font-weight-asian="bold" style:font-size-complex="20pt"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fo:font-weight="bold" officeooo:paragraph-rsid="0020cfa6" style:font-weight-asian="bold" style:font-weight-complex="bold"/>
    </style:style>
    <style:style style:name="P5" style:family="paragraph" style:parent-style-name="Table_20_Contents">
      <style:text-properties fo:font-weight="normal" officeooo:paragraph-rsid="0020cfa6" style:font-weight-asian="normal" style:font-weight-complex="normal"/>
    </style:style>
    <style:style style:name="P6" style:family="paragraph" style:parent-style-name="Text_20_body">
      <style:text-properties officeooo:rsid="0018680a" officeooo:paragraph-rsid="0018680a"/>
    </style:style>
    <style:style style:name="P7" style:family="paragraph" style:parent-style-name="Heading_20_2">
      <style:text-properties officeooo:paragraph-rsid="0020cfa6"/>
    </style:style>
    <style:style style:name="P8" style:family="paragraph" style:parent-style-name="Table_20_Contents">
      <style:text-properties fo:font-weight="normal" officeooo:paragraph-rsid="0020cfa6" style:font-weight-asian="normal" style:font-weight-complex="normal"/>
    </style:style>
    <style:style style:name="T1" style:family="text">
      <style:text-properties officeooo:rsid="001665db"/>
    </style:style>
    <style:style style:name="T2" style:family="text">
      <style:text-properties officeooo:rsid="001765f4"/>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ẠNG MÁY TÍNH NÂNG CAO</text:p>
      <text:p text:style-name="P1"/>
      <text:h text:style-name="Heading_20_1" text:outline-level="1">Chương <text:span text:style-name="T1">1: Định tuyến</text:span></text:h>
      <text:h text:style-name="Heading_20_2" text:outline-level="2">Mục tiêu chương:</text:h>
      <text:p text:style-name="P6">Phân biệt định tuyến tĩnh, định tuyến động</text:p>
      <text:p text:style-name="P6">Phân biệt được giao thức định tuyến distance-vector, link-state, classful, classless</text:p>
      <text:p text:style-name="P6">Trình bày được đặc điểm của các giao thức RIP, OSPF, EIGRP</text:p>
      <text:p text:style-name="P6">Cấu hình định tuyến tĩnh, định tuyến động bằng các giao thức RIP, OSPF, EIGRP</text:p>
      <text:h text:style-name="Heading_20_2" text:outline-level="2">1. Giới thiệu</text:h>
      <table:table table:name="Table1" table:style-name="Table1">
        <table:table-column table:style-name="Table1.A"/>
        <table:table-column table:style-name="Table1.B"/>
        <table:table-row>
          <table:table-cell table:style-name="Table1.A1" office:value-type="string">
            <text:p text:style-name="P3">Nội dung</text:p>
          </table:table-cell>
          <table:table-cell table:style-name="Table1.B1" office:value-type="string">
            <text:p text:style-name="P3">Chi tiết</text:p>
          </table:table-cell>
        </table:table-row>
        <table:table-row>
          <table:table-cell table:style-name="Table1.A2" office:value-type="string">
            <text:p text:style-name="Table_20_Contents">Định tuyến là gì?</text:p>
          </table:table-cell>
          <table:table-cell table:style-name="Table1.B2" office:value-type="string">
            <text:p text:style-name="Table_20_Contents">_Giúp router xác định đường đi cho các gói tin </text:p>
            <text:p text:style-name="Table_20_Contents">_Dựa vào địa chỉ IP trong các gói tin và sử dụng bảng định tuyến để xác định đường đi cho chúng</text:p>
          </table:table-cell>
        </table:table-row>
      </table:table>
      <text:h text:style-name="Heading_20_2" text:outline-level="2" text:is-list-header="true">2. Phân loại định tuyến</text:h>
      <table:table table:name="Table2" table:style-name="Table2">
        <table:table-column table:style-name="Table2.A"/>
        <table:table-column table:style-name="Table2.B"/>
        <table:table-row>
          <table:table-cell table:style-name="Table2.A1" office:value-type="string">
            <text:p text:style-name="P4">Nội dung</text:p>
          </table:table-cell>
          <table:table-cell table:style-name="Table2.B1" office:value-type="string">
            <text:p text:style-name="P4">Chi tiết</text:p>
          </table:table-cell>
        </table:table-row>
        <table:table-row>
          <table:table-cell table:style-name="Table2.A2" office:value-type="string">
            <text:p text:style-name="P5">Định tuyến tĩnh</text:p>
          </table:table-cell>
          <table:table-cell table:style-name="Table2.B2" office:value-type="string">
            <text:p text:style-name="P5">_Sử dụng đường đi cố định </text:p>
            <text:p text:style-name="P5">_Thường do lập trình viên fix cứng đường đi cho router</text:p>
          </table:table-cell>
        </table:table-row>
        <table:table-row>
          <table:table-cell table:style-name="Table2.A2" office:value-type="string">
            <text:p text:style-name="P5">Định tuyến động</text:p>
          </table:table-cell>
          <table:table-cell table:style-name="Table2.B2" office:value-type="string">
            <text:p text:style-name="P5">_Router là loại định tuyến mà trong đó router sử dụng những giao thức định tuyến động để định tuyến.</text:p>
            <text:p text:style-name="P5">_Giao thức phổ biến:</text:p>
            <text:p text:style-name="P4">RIP, OSPF, BGP</text:p>
            <text:p text:style-name="P5">_Định tuyến động chia ra thành 2 loại:</text:p>
            <text:p text:style-name="P4">distance-vector</text:p>
            <text:p text:style-name="P4">link-state</text:p>
          </table:table-cell>
        </table:table-row>
        <table:table-row>
          <table:table-cell table:style-name="Table2.A2" office:value-type="string">
            <text:p text:style-name="P5">Distance vector</text:p>
          </table:table-cell>
          <table:table-cell table:style-name="Table2.B2" office:value-type="string">
            <text:p text:style-name="P5">_Định kỳ gửi toàn bộ bảng định tuyến của mình cho router láng giềng</text:p>
            <text:p text:style-name="P5">_Các router không biết đươc đường đi đến đích một cách cụ thể.</text:p>
            <text:p text:style-name="P5">_Tốn nhiều băng thông do gửi thông tin định kỳ</text:p>
            <text:p text:style-name="P5">_Khi nhận được sự thay đổi trong bảng định tuyến của láng giềng, router cập nhật bảng định tuyến của mình rồi gửi nó tới những router láng giềng</text:p>
            <text:p text:style-name="P5">_Giao thức đượ sử dụng: <text:span text:style-name="T3">RIP </text:span></text:p>
          </table:table-cell>
        </table:table-row>
        <table:table-row>
          <table:table-cell table:style-name="Table2.A2" office:value-type="string">
            <text:p text:style-name="P5">Link-state</text:p>
          </table:table-cell>
          <table:table-cell table:style-name="Table2.B2" office:value-type="string">
            <text:p text:style-name="P5">_Trao đổi LSA với nhau để xây dựng và duy trì cơ sở dữ liệu về trạng thái các đường liên kết.</text:p>
            <text:p text:style-name="P5">_Thông tin trao đổi được gửi dưới dạng <text:soft-page-break/>multicast</text:p>
            <text:p text:style-name="P5">_Mỗi router đều có một cái nhìn đầy đủ và cụ thể về cấu trúc của hệ thống mạng, sau đó suwer dụng thuật toán tìm đường đi ngắn nhất SPF để tính toán chọn đường đi tốt nhất đến từng mạng đích.</text:p>
            <text:p text:style-name="P5">_Khi đã cập nhật xong, nó không thực hiện thay cập nhật định tuyến theo định kỳ mà chỉ cập nhật khi nào có sự thay đổi xảy ra.</text:p>
            <text:p text:style-name="P5">_Đòi hỏi dung lượng bộ nhớ lớn, khả năng xử lý mạnh của cpu.</text:p>
            <text:p text:style-name="P5">_Một số giao thức định tuyến loại này: OSPF, IS-IS</text:p>
          </table:table-cell>
        </table:table-row>
        <table:table-row>
          <table:table-cell table:style-name="Table2.A2" office:value-type="string">
            <text:p text:style-name="P5">Giao thức định tuyến dạng Classfull</text:p>
          </table:table-cell>
          <table:table-cell table:style-name="Table2.B2" office:value-type="string">
            <text:p text:style-name="P5">Không quảng b</text:p>
          </table:table-cell>
        </table:table-row>
      </table:table>
      <text:h text:style-name="P7" text:outline-level="2">3. Định tuyến tĩnh</text:h>
      <text:h text:style-name="Heading_20_2" text:outline-level="2">4. RIP</text:h>
      <text:h text:style-name="Heading_20_2" text:outline-level="2">5. OSPF</text:h>
      <text:h text:style-name="Heading_20_2" text:outline-level="2">6. EIGRP</text:h>
      <text:h text:style-name="Heading_20_2" text:outline-level="2">7. Phân phối giữa các giao thức định tuyến</text:h>
      <text:h text:style-name="Heading_20_2" text:outline-level="2">8. Tổng kết chương</text:h>
      <text:h text:style-name="Heading_20_2" text:outline-level="2">9. Câu hỏi và bài tập</text:h>
      <text:p text:style-name="P2"/>
      <text:h text:style-name="Heading_20_1" text:outline-level="1">Chương <text:span text:style-name="T2">2: VLAN </text:span></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vi" fo:country="V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vi" fo:country="V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 fo:font-family="'Times New Roman'" style:font-style-name="Bold"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Times New Roman" fo:font-family="'Times New Roman'" style:font-style-name="Bold"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Times New Roman" fo:font-family="'Times New Roman'" style:font-style-name="Bold" style:font-family-generic="roman" style:font-pitch="variable" fo:font-size="14pt" fo:font-weight="bold" style:font-size-asian="14pt" style:font-weight-asian="bold" style:font-size-complex="14pt" style:font-weight-complex="bold"/>
    </style:style>
    <style:style style:name="Heading_20_4" style:display-name="Heading 4" style:family="paragraph" loext:hidden="true" style:hidden="true"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7T17:54:38.251033646</meta:creation-date>
    <meta:generator>LibreOffice/7.3.7.2$Linux_X86_64 LibreOffice_project/30$Build-2</meta:generator>
    <dc:date>2023-02-28T07:09:21.975458039</dc:date>
    <meta:editing-duration>PT2H20M9S</meta:editing-duration>
    <meta:editing-cycles>39</meta:editing-cycles>
    <meta:document-statistic meta:table-count="2" meta:image-count="0" meta:object-count="0" meta:page-count="2" meta:paragraph-count="49" meta:word-count="413" meta:character-count="1976" meta:non-whitespace-character-count="1608"/>
  </office:meta>
</office:document-meta>
</file>